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5.3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5.3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6.892cm" svg:y1="2.201cm" svg:x2="26.95cm" svg:y2="3.101cm" draw:start-shape="id1" draw:start-glue-point="2" draw:end-shape="id2" draw:end-glue-point="0" svg:d="m26892 2201 58 900">
            <text:p/>
          </draw:connector>
        </draw:g>
        <draw:g>
          <draw:custom-shape draw:style-name="gr5" draw:text-style-name="P2" draw:layer="layout" svg:width="3.7cm" svg:height="1.2cm" svg:x="12.1cm" svg:y="12.9cm">
            <text:p text:style-name="P1"><text:span text:style-name="T1">cross_validate</text:span></text:p>
            <text:p text:style-name="P1"><text:span text:style-name="T1">(x10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" draw:id="id3" draw:layer="layout" svg:width="3.111cm" svg:height="1.001cm" svg:x="12.3cm" svg:y="10.8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3.855cm" svg:y1="11.801cm" svg:x2="13.9cm" svg:y2="12.7cm" draw:start-shape="id3" draw:start-glue-point="2" draw:end-shape="id4" draw:end-glue-point="0" svg:d="m13855 11801 45 899">
            <text:p/>
          </draw:connector>
        </draw:g>
        <draw:g>
          <draw:custom-shape draw:style-name="gr7" draw:text-style-name="P2" xml:id="id7" draw:id="id7" draw:layer="layout" svg:width="3.3cm" svg:height="1.001cm" svg:x="12.1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6" draw:id="id6" draw:layer="layout" svg:width="3.111cm" svg:height="1.001cm" svg:x="12.2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015cm" svg:height="1.001cm" svg:x="12.2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3.708cm" svg:y1="4.9cm" svg:x2="13.756cm" svg:y2="5.8cm" draw:start-shape="id5" draw:start-glue-point="2" draw:end-shape="id6" draw:end-glue-point="0" svg:d="m13708 4900 48 900">
            <text:p/>
          </draw:connector>
          <draw:connector draw:style-name="gr4" draw:text-style-name="P1" draw:layer="layout" draw:type="line" svg:x1="13.756cm" svg:y1="6.801cm" svg:x2="13.75cm" svg:y2="7.699cm" draw:start-shape="id6" draw:start-glue-point="2" draw:end-shape="id7" draw:end-glue-point="0" svg:d="m13756 6801-6 898">
            <text:p/>
          </draw:connector>
          <draw:custom-shape draw:style-name="gr2" draw:text-style-name="P1" xml:id="id9" draw:id="id9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8" draw:id="id8" draw:layer="layout" svg:width="3.7cm" svg:height="1.301cm" svg:x="11.9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3.75cm" svg:y1="2.501cm" svg:x2="13.8cm" svg:y2="3.6cm" draw:start-shape="id8" draw:start-glue-point="2" draw:end-shape="id9" svg:d="m13750 2501 50 1099">
            <text:p/>
          </draw:connector>
        </draw:g>
        <draw:g>
          <draw:custom-shape draw:style-name="gr10" draw:text-style-name="P2" xml:id="id10" draw:id="id10" draw:layer="layout" svg:width="2.6cm" svg:height="1.6cm" svg:x="4.8cm" svg:y="1.2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xml:id="id12" draw:id="id12" draw:layer="layout" svg:width="2.6cm" svg:height="1.6cm" svg:x="4.9cm" svg:y="5.6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11" draw:id="id11" draw:layer="layout" svg:width="3.5cm" svg:height="0.8cm" svg:x="4.4cm" svg:y="3.8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1cm" svg:y1="2.8cm" svg:x2="6.15cm" svg:y2="3.8cm" draw:start-shape="id10" draw:start-glue-point="6" draw:end-shape="id11" draw:end-glue-point="0" svg:d="m6100 2800 50 1000">
            <text:p/>
          </draw:connector>
          <draw:connector draw:style-name="gr4" draw:text-style-name="P1" draw:layer="layout" draw:type="line" svg:x1="6.15cm" svg:y1="4.6cm" svg:x2="6.2cm" svg:y2="5.6cm" draw:start-shape="id11" draw:start-glue-point="2" draw:end-shape="id12" draw:end-glue-point="4" svg:d="m6150 4600 50 1000">
            <text:p/>
          </draw:connector>
        </draw:g>
        <draw:custom-shape draw:style-name="gr7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xml:id="id19" draw:id="id19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3" draw:id="id13" draw:layer="layout" svg:width="4.6cm" svg:height="1.001cm" svg:x="18.4cm" svg:y="8.8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8" draw:id="id18" draw:layer="layout" svg:width="3.7cm" svg:height="0.9cm" svg:x="18.8cm" svg:y="1.2cm">
            <text:p text:style-name="P1"><text:span text:style-name="T1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1" draw:id="id21" draw:layer="layout" svg:width="3.2cm" svg:height="1.001cm" svg:x="19.1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3.801cm" svg:height="1.001cm" svg:x="18.799cm" svg:y="10.5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9.9cm" svg:x2="20.699cm" svg:y2="10.598cm" draw:start-shape="id13" draw:start-glue-point="2" draw:end-shape="id14" draw:end-glue-point="0" svg:d="m20700 9900-1 698">
            <text:p/>
          </draw:connector>
          <draw:custom-shape draw:style-name="gr7" draw:text-style-name="P2" xml:id="id17" draw:id="id17" draw:layer="layout" svg:width="4cm" svg:height="1.2cm" svg:x="18.8cm" svg:y="16.2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6" draw:id="id16" draw:layer="layout" svg:width="4.1cm" svg:height="1.099cm" svg:x="18.7cm" svg:y="14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5" draw:id="id15" draw:layer="layout" svg:width="3.2cm" svg:height="1.2cm" svg:x="19.1cm" svg:y="12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13.5cm" svg:x2="20.75cm" svg:y2="14.201cm" draw:start-shape="id15" draw:start-glue-point="2" draw:end-shape="id16" draw:end-glue-point="0" svg:d="m20700 13500 50 701">
            <text:p/>
          </draw:connector>
          <draw:connector draw:style-name="gr4" draw:text-style-name="P1" draw:layer="layout" draw:type="line" svg:x1="20.75cm" svg:y1="15.3cm" svg:x2="20.8cm" svg:y2="16.2cm" draw:start-shape="id16" draw:start-glue-point="2" draw:end-shape="id17" draw:end-glue-point="0" svg:d="m20750 15300 50 900">
            <text:p/>
          </draw:connector>
          <draw:connector draw:style-name="gr4" draw:text-style-name="P1" draw:layer="layout" draw:type="line" svg:x1="20.699cm" svg:y1="11.599cm" svg:x2="20.7cm" svg:y2="12.3cm" draw:start-shape="id14" draw:start-glue-point="2" draw:end-shape="id15" draw:end-glue-point="0" svg:d="m20699 11599 1 701">
            <text:p/>
          </draw:connector>
          <draw:connector draw:style-name="gr4" draw:text-style-name="P1" draw:layer="layout" draw:type="line" svg:x1="20.65cm" svg:y1="2.1cm" svg:x2="20.65cm" svg:y2="3.198cm" draw:start-shape="id18" draw:start-glue-point="2" draw:end-shape="id19" draw:end-glue-point="0" svg:d="m20650 2100v1098">
            <text:p/>
          </draw:connector>
          <draw:custom-shape draw:style-name="gr3" draw:text-style-name="P2" xml:id="id20" draw:id="id20" draw:layer="layout" svg:width="3.015cm" svg:height="1.001cm" svg:x="19.2cm" svg:y="7.1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07cm" svg:y1="8.2cm" svg:x2="20.7cm" svg:y2="8.899cm" draw:start-shape="id20" draw:start-glue-point="2" draw:end-shape="id13" draw:end-glue-point="0" svg:d="m20707 8200-7 699">
            <text:p/>
          </draw:connector>
          <draw:custom-shape draw:style-name="gr7" draw:text-style-name="P2" xml:id="id22" draw:id="id22" draw:layer="layout" svg:width="2.31cm" svg:height="1.001cm" svg:x="19.59cm" svg:y="5.3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4.601cm" svg:x2="20.745cm" svg:y2="5.399cm" draw:start-shape="id21" draw:start-glue-point="2" draw:end-shape="id22" draw:end-glue-point="0" svg:d="m20700 4601 45 798">
            <text:p/>
          </draw:connector>
          <draw:connector draw:style-name="gr4" draw:text-style-name="P1" draw:layer="layout" draw:type="line" svg:x1="20.745cm" svg:y1="6.4cm" svg:x2="20.707cm" svg:y2="7.199cm" draw:start-shape="id22" draw:start-glue-point="2" draw:end-shape="id20" draw:end-glue-point="0" svg:d="m20745 6400-38 799">
            <text:p/>
          </draw:connector>
        </draw:g>
        <draw:g>
          <draw:custom-shape draw:style-name="gr11" draw:text-style-name="P2" xml:id="id28" draw:id="id28" draw:layer="layout" svg:width="3.5cm" svg:height="0.8cm" svg:x="4.4cm" svg:y="8.2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4" draw:id="id24" draw:layer="layout" svg:width="4.2cm" svg:height="1.1cm" svg:x="4cm" svg:y="17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23" draw:id="id23" draw:layer="layout" svg:width="3.111cm" svg:height="1.001cm" svg:x="4.5cm" svg:y="15.3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6.055cm" svg:y1="16.301cm" svg:x2="6.1cm" svg:y2="17cm" draw:start-shape="id23" draw:start-glue-point="2" draw:end-shape="id24" draw:end-glue-point="0" svg:d="m6055 16301 45 699">
            <text:p/>
          </draw:connector>
          <draw:custom-shape draw:style-name="gr9" draw:text-style-name="P2" xml:id="id26" draw:id="id26" draw:layer="layout" svg:width="3.5cm" svg:height="1.001cm" svg:x="2.3cm" svg:y="12.899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7" draw:id="id27" draw:layer="layout" svg:width="3.5cm" svg:height="1.001cm" svg:x="6.4cm" svg:y="12.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25" draw:id="id25" draw:layer="layout" svg:width="2.053cm" svg:height="1.6cm" svg:x="5.1cm" svg:y="10cm">
            <text:p text:style-name="P1"><text:span text:style-name="T1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6.127cm" svg:y1="11.6cm" svg:x2="4.05cm" svg:y2="12.899cm" draw:start-shape="id25" draw:start-glue-point="6" draw:end-shape="id26" draw:end-glue-point="0" svg:d="m6127 11600v662h-2077v637">
            <text:p/>
          </draw:connector>
          <draw:connector draw:style-name="gr4" draw:text-style-name="P1" draw:layer="layout" svg:x1="6.127cm" svg:y1="11.6cm" svg:x2="8.15cm" svg:y2="12.9cm" draw:start-shape="id25" draw:start-glue-point="6" draw:end-shape="id27" draw:end-glue-point="0" svg:d="m6127 11600v662h2023v638">
            <text:p/>
          </draw:connector>
          <draw:connector draw:style-name="gr4" draw:text-style-name="P1" draw:layer="layout" draw:type="line" svg:x1="6.15cm" svg:y1="9cm" svg:x2="6.127cm" svg:y2="10cm" draw:start-shape="id28" draw:start-glue-point="2" draw:end-shape="id25" draw:end-glue-point="4" svg:d="m6150 9000-23 1000">
            <text:p/>
          </draw:connector>
          <draw:connector draw:style-name="gr4" draw:text-style-name="P1" draw:layer="layout" svg:x1="4.05cm" svg:y1="13.9cm" svg:x2="6.055cm" svg:y2="15.3cm" draw:start-shape="id26" draw:start-glue-point="2" draw:end-shape="id23" draw:end-glue-point="0" svg:d="m4050 13900v699h2005v701">
            <text:p/>
          </draw:connector>
          <draw:connector draw:style-name="gr4" draw:text-style-name="P1" draw:layer="layout" svg:x1="8.15cm" svg:y1="13.901cm" svg:x2="6.055cm" svg:y2="15.3cm" draw:start-shape="id27" draw:start-glue-point="2" draw:end-shape="id23" draw:end-glue-point="0" svg:d="m8150 13901v699h-2095v700">
            <text:p/>
          </draw:connector>
        </draw:g>
      </draw:page>
      <draw:page draw:name="page2" draw:style-name="dp1" draw:master-page-name="Default">
        <draw:g>
          <draw:custom-shape draw:style-name="gr10" draw:text-style-name="P2" xml:id="id29" draw:id="id29" draw:layer="layout" svg:width="2.6cm" svg:height="1.6cm" svg:x="4.36cm" svg:y="2.975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xml:id="id31" draw:id="id31" draw:layer="layout" svg:width="2.6cm" svg:height="1.6cm" svg:x="4.36cm" svg:y="7.975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30" draw:id="id30" draw:layer="layout" svg:width="3.5cm" svg:height="0.8cm" svg:x="3.96cm" svg:y="5.875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66cm" svg:y1="4.575cm" svg:x2="5.71cm" svg:y2="5.875cm" draw:start-shape="id29" draw:start-glue-point="6" draw:end-shape="id30" draw:end-glue-point="0" svg:d="m5660 4575 50 1300">
            <text:p/>
          </draw:connector>
          <draw:connector draw:style-name="gr4" draw:text-style-name="P1" draw:layer="layout" draw:type="line" svg:x1="5.71cm" svg:y1="6.675cm" svg:x2="5.66cm" svg:y2="7.975cm" draw:start-shape="id30" draw:start-glue-point="2" draw:end-shape="id31" draw:end-glue-point="4" svg:d="m5710 6675-50 1300">
            <text:p/>
          </draw:connector>
        </draw:g>
        <draw:g>
          <draw:custom-shape draw:style-name="gr11" draw:text-style-name="P2" xml:id="id32" draw:id="id32" draw:layer="layout" svg:width="3.5cm" svg:height="0.8cm" svg:x="9.4cm" svg:y="3.3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34" draw:id="id34" draw:layer="layout" svg:width="3.653cm" svg:height="1.001cm" svg:x="9.347cm" svg:y="5.7cm">
            <text:p text:style-name="P1"><text:span text:style-name="T1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3" draw:id="id33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5cm" svg:y1="4.1cm" svg:x2="11.2cm" svg:y2="5.3cm" draw:start-shape="id32" draw:start-glue-point="2" draw:end-shape="id33" draw:end-glue-point="0" svg:d="m11150 4100 50 1200">
            <text:p/>
          </draw:connector>
          <draw:custom-shape draw:style-name="gr12" draw:text-style-name="P2" xml:id="id35" draw:id="id35" draw:layer="layout" svg:width="3.653cm" svg:height="1.001cm" svg:x="9.346cm" svg:y="7.5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73cm" svg:y1="6.701cm" svg:x2="11.172cm" svg:y2="7.599cm" draw:start-shape="id34" draw:start-glue-point="2" draw:end-shape="id35" draw:end-glue-point="0" svg:d="m11173 6701-1 898">
            <text:p/>
          </draw:connector>
        </draw:g>
        <draw:g>
          <draw:custom-shape draw:style-name="gr12" draw:text-style-name="P2" xml:id="id36" draw:id="id36" draw:layer="layout" svg:width="3.653cm" svg:height="1.001cm" svg:x="15.5cm" svg:y="3.1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7" draw:id="id37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38" draw:id="id38" draw:layer="layout" svg:width="3.653cm" svg:height="1.001cm" svg:x="15.6cm" svg:y="5.899cm">
            <text:p text:style-name="P1"><text:span text:style-name="T1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39" draw:id="id39" draw:layer="layout" svg:width="3.653cm" svg:height="1.001cm" svg:x="15.599cm" svg:y="7.698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0" draw:id="id40" draw:layer="layout" svg:width="3.653cm" svg:height="1.001cm" svg:x="15.598cm" svg:y="9.597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1" draw:id="id41" draw:layer="layout" svg:width="3.653cm" svg:height="1.001cm" svg:x="15.597cm" svg:y="11.496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2" draw:id="id42" draw:layer="layout" svg:width="3.653cm" svg:height="1.001cm" svg:x="15.597cm" svg:y="13.296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326cm" svg:y1="4.2cm" svg:x2="17.4cm" svg:y2="5.4cm" draw:start-shape="id36" draw:start-glue-point="2" draw:end-shape="id37" draw:end-glue-point="0" svg:d="m17326 4200 74 1200">
            <text:p/>
          </draw:connector>
          <draw:connector draw:style-name="gr4" draw:text-style-name="P1" draw:layer="layout" draw:type="line" svg:x1="17.426cm" svg:y1="6.9cm" svg:x2="17.425cm" svg:y2="7.698cm" draw:start-shape="id38" draw:start-glue-point="2" draw:end-shape="id39" draw:end-glue-point="0" svg:d="m17426 6900-1 798">
            <text:p/>
          </draw:connector>
          <draw:connector draw:style-name="gr4" draw:text-style-name="P1" draw:layer="layout" draw:type="line" svg:x1="17.425cm" svg:y1="8.699cm" svg:x2="17.424cm" svg:y2="9.597cm" draw:start-shape="id39" draw:start-glue-point="2" draw:end-shape="id40" draw:end-glue-point="0" svg:d="m17425 8699-1 898">
            <text:p/>
          </draw:connector>
          <draw:connector draw:style-name="gr4" draw:text-style-name="P1" draw:layer="layout" draw:type="line" svg:x1="17.424cm" svg:y1="10.598cm" svg:x2="17.423cm" svg:y2="11.496cm" draw:start-shape="id40" draw:start-glue-point="2" draw:end-shape="id41" draw:end-glue-point="0" svg:d="m17424 10598-1 898">
            <text:p/>
          </draw:connector>
          <draw:connector draw:style-name="gr4" draw:text-style-name="P1" draw:layer="layout" draw:type="line" svg:x1="17.423cm" svg:y1="12.497cm" svg:x2="17.423cm" svg:y2="13.296cm" draw:start-shape="id41" draw:start-glue-point="2" draw:end-shape="id42" draw:end-glue-point="0" svg:d="m17423 12497v799">
            <text:p/>
          </draw:connector>
        </draw:g>
        <draw:custom-shape draw:style-name="gr7" draw:text-style-name="P2" draw:layer="layout" svg:width="12.536cm" svg:height="0.9cm" svg:x="5.3cm" svg:y="15.7cm">
          <text:p text:style-name="P1"><text:span text:style-name="T1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2" xml:id="id45" draw:id="id45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4" draw:id="id44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3" draw:id="id43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43" draw:start-glue-point="2" draw:end-shape="id44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44" draw:start-glue-point="6" draw:end-shape="id45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44" draw:start-glue-point="6" draw:end-shape="id46" draw:end-glue-point="0" svg:d="m24126 5098v562h2273v537">
          <text:p/>
        </draw:connector>
        <draw:custom-shape draw:style-name="gr10" draw:text-style-name="P2" xml:id="id51" draw:id="id51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47" draw:id="id47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8" draw:id="id48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9" draw:id="id49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47" draw:start-glue-point="2" draw:end-shape="id48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48" draw:start-glue-point="2" draw:end-shape="id49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50" draw:id="id50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50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51" draw:start-glue-point="5" draw:end-shape="id49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49" draw:start-glue-point="2" draw:end-shape="id51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4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4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7" draw:text-style-name="P2" xml:id="id53" draw:id="id53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2" draw:id="id52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5" draw:id="id55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52" draw:start-glue-point="2" draw:end-shape="id53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4" draw:id="id54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54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53" draw:start-glue-point="2" draw:end-shape="id55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9" draw:id="id59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57" draw:id="id57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60" draw:id="id60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8" draw:id="id58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56" draw:id="id56" draw:layer="layout" svg:width="2.053cm" svg:height="1.6cm" svg:x="6.646cm" svg:y="6.199cm">
            <text:p text:style-name="P1"><text:span text:style-name="T1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56" draw:start-glue-point="6" draw:end-shape="id57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56" draw:start-glue-point="6" draw:end-shape="id58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59" draw:start-glue-point="2" draw:end-shape="id56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57" draw:start-glue-point="2" draw:end-shape="id60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58" draw:start-glue-point="2" draw:end-shape="id60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20T12:39:55</dc:date>
    <dc:creator>Tina Liu</dc:creator>
    <meta:editing-duration>PT8H23M23S</meta:editing-duration>
    <meta:editing-cycles>34</meta:editing-cycles>
    <meta:generator>LibreOffice/3.5$Linux_X86_64 LibreOffice_project/350m1$Build-2</meta:generator>
    <meta:document-statistic meta:object-count="131"/>
  </office:meta>
</office:document-meta>
</file>